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normal" officeooo:rsid="0019860a" officeooo:paragraph-rsid="0019860a" style:font-weight-asian="normal" style:font-weight-complex="normal"/>
    </style:style>
    <style:style style:name="P8" style:family="paragraph" style:parent-style-name="Standard">
      <style:text-properties fo:font-weight="normal" officeooo:rsid="0019d0bf" officeooo:paragraph-rsid="0019d0bf" style:font-weight-asian="normal" style:font-weight-complex="normal"/>
    </style:style>
    <style:style style:name="P9" style:family="paragraph" style:parent-style-name="Standard">
      <style:text-properties fo:font-weight="normal" officeooo:rsid="0019d0bf" officeooo:paragraph-rsid="0026d711" style:font-weight-asian="normal" style:font-weight-complex="normal"/>
    </style:style>
    <style:style style:name="P10" style:family="paragraph" style:parent-style-name="Standard">
      <style:text-properties fo:font-weight="normal" officeooo:rsid="001ba1cd" officeooo:paragraph-rsid="0019d0bf" style:font-weight-asian="normal" style:font-weight-complex="normal"/>
    </style:style>
    <style:style style:name="P11" style:family="paragraph" style:parent-style-name="Standard">
      <style:text-properties fo:font-weight="normal" officeooo:rsid="001ba1cd" officeooo:paragraph-rsid="0026d711" style:font-weight-asian="normal" style:font-weight-complex="normal"/>
    </style:style>
    <style:style style:name="P12" style:family="paragraph" style:parent-style-name="Standard">
      <style:text-properties fo:font-weight="normal" officeooo:rsid="0027d4c0" officeooo:paragraph-rsid="0027d4c0" style:font-weight-asian="normal" style:font-weight-complex="normal"/>
    </style:style>
    <style:style style:name="P13" style:family="paragraph" style:parent-style-name="Standard">
      <style:text-properties fo:font-weight="normal" officeooo:rsid="0029c7ef" officeooo:paragraph-rsid="0029c7ef" style:font-weight-asian="normal" style:font-weight-complex="normal"/>
    </style:style>
    <style:style style:name="P14" style:family="paragraph" style:parent-style-name="Standard">
      <style:text-properties fo:font-weight="normal" officeooo:rsid="002b195b" officeooo:paragraph-rsid="002b195b" style:font-weight-asian="normal" style:font-weight-complex="normal"/>
    </style:style>
    <style:style style:name="P15" style:family="paragraph" style:parent-style-name="Standard">
      <style:text-properties fo:font-weight="normal" officeooo:rsid="002c9726" officeooo:paragraph-rsid="002c9726" style:font-weight-asian="normal" style:font-weight-complex="normal"/>
    </style:style>
    <style:style style:name="P16" style:family="paragraph" style:parent-style-name="Standard">
      <style:text-properties fo:font-weight="normal" officeooo:rsid="002d9ba8" officeooo:paragraph-rsid="002d9ba8" style:font-weight-asian="normal" style:font-weight-complex="normal"/>
    </style:style>
    <style:style style:name="P17" style:family="paragraph" style:parent-style-name="Standard">
      <style:text-properties fo:font-weight="normal" officeooo:rsid="002e5d1a" officeooo:paragraph-rsid="002e5d1a" style:font-weight-asian="normal" style:font-weight-complex="normal"/>
    </style:style>
    <style:style style:name="P18" style:family="paragraph" style:parent-style-name="Standard">
      <style:text-properties fo:font-weight="normal" officeooo:rsid="002f227b" officeooo:paragraph-rsid="002f227b" style:font-weight-asian="normal" style:font-weight-complex="normal"/>
    </style:style>
    <style:style style:name="P19" style:family="paragraph" style:parent-style-name="Standard">
      <style:text-properties fo:font-weight="normal" officeooo:rsid="002fd5c1" officeooo:paragraph-rsid="002fd5c1" style:font-weight-asian="normal" style:font-weight-complex="normal"/>
    </style:style>
    <style:style style:name="P20" style:family="paragraph" style:parent-style-name="Standard">
      <style:text-properties fo:font-weight="normal" officeooo:rsid="0032a587" officeooo:paragraph-rsid="0032a587" style:font-weight-asian="normal" style:font-weight-complex="normal"/>
    </style:style>
    <style:style style:name="P21" style:family="paragraph" style:parent-style-name="Standard">
      <style:text-properties fo:font-weight="normal" officeooo:rsid="003b9003" officeooo:paragraph-rsid="003b9003" style:font-weight-asian="normal" style:font-weight-complex="normal"/>
    </style:style>
    <style:style style:name="P22" style:family="paragraph" style:parent-style-name="Standard">
      <style:text-properties fo:font-weight="normal" officeooo:rsid="003cb306" officeooo:paragraph-rsid="003cb306" style:font-weight-asian="normal" style:font-weight-complex="normal"/>
    </style:style>
    <style:style style:name="P23" style:family="paragraph" style:parent-style-name="Standard">
      <style:text-properties fo:font-weight="normal" officeooo:rsid="003dafc4" officeooo:paragraph-rsid="003dafc4" style:font-weight-asian="normal" style:font-weight-complex="normal"/>
    </style:style>
    <style:style style:name="P24" style:family="paragraph" style:parent-style-name="Standard">
      <style:text-properties fo:font-weight="normal" officeooo:rsid="002e5d1a" officeooo:paragraph-rsid="0041260e" style:font-weight-asian="normal" style:font-weight-complex="normal"/>
    </style:style>
    <style:style style:name="P25" style:family="paragraph" style:parent-style-name="Standard">
      <style:text-properties fo:font-weight="bold" officeooo:rsid="00384593" officeooo:paragraph-rsid="00384593" style:font-weight-asian="bold" style:font-weight-complex="bold"/>
    </style:style>
    <style:style style:name="P26" style:family="paragraph" style:parent-style-name="Standard">
      <style:text-properties fo:font-weight="bold" officeooo:rsid="003dafc4" officeooo:paragraph-rsid="003dafc4" style:font-weight-asian="bold" style:font-weight-complex="bold"/>
    </style:style>
    <style:style style:name="P27" style:family="paragraph" style:parent-style-name="Standard">
      <style:text-properties fo:color="#c9211e" loext:opacity="100%" fo:font-weight="bold" officeooo:rsid="00422704" officeooo:paragraph-rsid="00422704" style:font-weight-asian="bold" style:font-weight-complex="bold"/>
    </style:style>
    <style:style style:name="P28" style:family="paragraph" style:parent-style-name="Standard">
      <style:text-properties fo:color="#000000" loext:opacity="100%" fo:font-weight="bold" officeooo:rsid="00422704" officeooo:paragraph-rsid="00422704" style:font-weight-asian="bold" style:font-weight-complex="bold"/>
    </style:style>
    <style:style style:name="P29" style:family="paragraph" style:parent-style-name="Standard">
      <style:text-properties fo:color="#000000" loext:opacity="100%" fo:font-weight="bold" officeooo:rsid="00422704" officeooo:paragraph-rsid="00428c40" style:font-weight-asian="bold" style:font-weight-complex="bold"/>
    </style:style>
    <style:style style:name="P30" style:family="paragraph" style:parent-style-name="Standard">
      <style:text-properties fo:color="#000000" loext:opacity="100%" fo:font-weight="bold" officeooo:rsid="00422704" officeooo:paragraph-rsid="0044009d" style:font-weight-asian="bold" style:font-weight-complex="bold"/>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7">Las imágenes empleadas son en formato jpg que corresponderían a imágenes de mapa de bits</text:p>
      <text:p text:style-name="P7">Se ha empleado este formato dado que esas imágenes van a representar elementos que queremos focalizar y que pueden hacer más atractiva la página web por lo que precisaremos una mejor calidad para poder recoger colores y luminosidad en las mismas.</text:p>
      <text:p text:style-name="P7">Para el logo se ha empleado formato png, porque aunque no necesita una calidad extrema al intentar </text:p>
      <text:p text:style-name="P7">convertirlo a una imagen vectorial perdía demasiada calidad.</text:p>
      <text:p text:style-name="P7">Para los icono que representan las diferentes redes sociales si se han empleado imágenes vectoriales</text:p>
      <text:p text:style-name="P7">pues no se necesita buena calidad si no que el propio icono sea fácilmente reconocible con la función que representa.</text:p>
      <text:p text:style-name="P7"/>
      <text:p text:style-name="Standard"/>
      <text:p text:style-name="P2">b) ¿Son correctos los formatos usados en tu web? En caso de no ser correctos,</text:p>
      <text:p text:style-name="P2">¿qué formatos serían los correctos y por qué? Razona tu respuesta. (0,05 puntos).</text:p>
      <text:p text:style-name="P8">En mi caso mantengo los formatos establecidos para cada una de las imágenes e iconos</text:p>
      <text:p text:style-name="P8">ya que cada uno de ellos cumple las función de calidad y peso necesario según el uso realizado.</text:p>
      <text:p text:style-name="P8"/>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0"/>
      <text:p text:style-name="P2">i. Indica el banco de fotografías desde dónde las has descargado, e indica bajo</text:p>
      <text:p text:style-name="P2">qué licencia puedes utilizar las fotografías, así como sus permisos. (0,05</text:p>
      <text:p text:style-name="P2">puntos).</text:p>
      <text:p text:style-name="P9">En el caso de las imágenes empleadas en en la parte de compra, las mismas han sido </text:p>
      <text:p text:style-name="P9">generadas por IA (DallE), a nivel legislativo una IA no se considera autor, por lo que a día </text:p>
      <text:p text:style-name="P9">de hoy no se considera que pueda estar cometiendo una infracción, si no que se sigue debatiendo y legislando sobre ello sin llegar aun a una conclusión, <text:span text:style-name="T1">por lo tanto no se considera que la imágenes </text:span></text:p>
      <text:p text:style-name="P11">generadas por la misma posean derechos de autor. <text:s/></text:p>
      <text:p text:style-name="P11">Si revisamos los términos especificados por DALL-E <text:s/>nos indica que poseemos todos los derechos </text:p>
      <text:p text:style-name="P11">de la imagen generada otorgándonos así derechos de autor, aunque las empresas subsidiarias miembros del grupo poseen una licencia que les permitiría usarlas sin tu consentimiento.</text:p>
      <text:p text:style-name="P11"/>
      <text:p text:style-name="P11">Las imágenes del index han sido sacadas de iStock, que permite utilizar la imagen para fines personales, de negocios o comerciales no restringidos por la licencia.</text:p>
      <text:p text:style-name="P11">Las condiciones de uso son las siguientes : https://www.istockphoto.com/es/legal/license-agreement</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2">Las fotos a convertir son las que aparecen en la interfaz de comprar, las que corresponde con </text:p>
      <text:p text:style-name="P12">las botellas de vino individuales. </text:p>
      <text:p text:style-name="P12">En este caso las modificamos de jpg a png, se adjuntan el en trabajo en la carpeta img/imgConvertidas.</text:p>
      <text:p text:style-name="P2">iii. Indica el proceso que has seguido paso a paso. (0,1 puntos).</text:p>
      <text:p text:style-name="P13">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4">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4"><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5">En cuanto a las imágenes y los texto de la misma los licenciaría bajo un una creativeCommons, </text:p>
      <text:p text:style-name="P15">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6">Optaría por emplear la más restrictiva la que te permite sólo copiar y distribuir el material, </text:p>
      <text:p text:style-name="P16">atendiendo a reconocimiento de la autoría de forma adecuada, no se utilice con propósitos comerciales y que no se distribuyan modificaciones de la obra original. </text:p>
      <text:p text:style-name="P16">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6">Para poder ejercer los derechos del copyright primero registraría mi web para obtener este tipo de licencia, para ello basta con registrarse el el siguiente enlace y abonar las tasas indicadas : </text:p>
      <text:p text:style-name="P16"><text:a xlink:type="simple" xlink:href="https://copyright.es/" text:style-name="Internet_20_link" text:visited-style-name="Visited_20_Internet_20_Link">https://copyright.es</text:a>.</text:p>
      <text:p text:style-name="P16"/>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24"><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7">Este video se ha descargado de la siguiente web <text:a xlink:type="simple" xlink:href="https://pixabay.com/" text:style-name="Internet_20_link" text:visited-style-name="Visited_20_Internet_20_Link">https://pixabay.com</text:a>; siendo el tipo de licencia </text:p>
      <text:p text:style-name="P17">creative commons permitiendo el uso de su contenido libremente, no es necesario hacer referencia </text:p>
      <text:p text:style-name="P17">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18">Se ha realizado la conversión del video de mp4 a webm a través de la web gratuita:</text:p>
      <text:p text:style-name="P18"><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19">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0">Al incluir los videos con extesion .mp4 y webm cubrimos entre ambos que se puedan </text:p>
      <text:p text:style-name="P20">reproducir en los navegadores indicados.</text:p>
      <text:p text:style-name="P20"/>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1">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2">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2">La segunda animación se incluye en el cuerpo que compone la mencionada interfaz entrando desde lados opuestos el formulario de contacto y el área que te permite estar al tanto de nuestras novedades.</text:p>
      <text:p text:style-name="P22">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3">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3">Para mantener la estética y la coherencia de la página también decidí modificar el grupo de input y button de suscribirse.</text:p>
      <text:p text:style-name="P23">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26">Guía de estilo. (0,4 puntos).</text:p>
      <text:p text:style-name="P26">a) Actualiza tu guía de estilo con todos los nuevos elementos que se han introducido</text:p>
      <text:p text:style-name="P26">en tu página web: imágenes, sonido, vídeo, animaciones y elementos interactivos.</text:p>
      <text:p text:style-name="P27">Pte modifcar</text:p>
      <text:p text:style-name="P29">2) ACCESIBLIDAD (3 puntos)</text:p>
      <text:p text:style-name="P30"><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0">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30">c) Analiza la accesibilidad de tu sitio web mediante la herramienta MAUVE++: (0,5 puntos) i. Verifica el nivel de conformidad inicial en el que se encuentra las tres interfaces de tu sitio web y adjunta los resultados. Razona tu respuesta en base a los resultados obtenidos y las pautas establecidas en la WCAG. (0,15 puntos). ii. Explica los errores encontrados e indica cuál sería su solución. (0,25 puntos) iii. Responde a las siguientes cuestiones: (0,1 puntos) a. En los elementos audiovisuales. ¿Hay textos alternativos aptos para personas con dificultad visual? ¿cómo se implementarían? b. En los elementos de sonido. ¿Hay elementos visuales alternativos aptos para personas con dificultad auditiva? ¿cómo se implementarían? </text:p>
      <text:p text:style-name="P30">d) Analiza la accesibilidad de tu sitio web (tres interfaces) usando la combinación de las siguientes herramientas: validadores W3C y WAVE (extensión), desde un desktop y al menos dos navegadores web distintos. (0,4 puntos) i. Explica los errores encontrados e indica cuál sería su solución.</text:p>
      <text:p text:style-name="P28">e) Implementa los cambios necesarios en tu código para corregir las deficiencias de accesibilidad vistas en los dos apartados anteriores de manera que: (0,85 puntos) i. Tu página web cumpla un nivel de conformidad mínimo (nivel A). Indica los cambios que has hecho y dónde. (0,5 puntos). ii. Incluye además 2 roles ARIA y 3 atributos ARIA. Indica dónde los has incluido y por qué. (0,35 puntos). f) Revisa la accesibilidad de los siguientes elementos (según los apuntes de clase) y corrige aquellas deficiencias que encuentres en tu código. Indica los cambios que has hecho. (0,5 puntos) i. Imágenes ii. Enlaces iii. Tablas iv. Formularios. g) Una vez implementados todos los cambios necesarios en tu código, vuelve a analizar y verificar la accesibilidad de tu página web, volviendo a usar la combinación de herramientas vistas en <text:soft-page-break/>clase. ¿Se han subsanado los errores? Adjunta todos los resultados devueltos. Si aún existe algún error, indica por qué no se ha subsanado. (0,25 puntos) </text:p>
      <text:p text:style-name="P28"/>
      <text:p text:style-name="P29">3) USABILIDAD (2,5 puntos)</text:p>
      <text:p text:style-name="P29"><text:s/>a) ¿Tiene tu sitio web una buena navegabilidad? Razona tu respuesta en base a los cuatro conceptos visto en los apuntes de clase. (0,25 puntos) b) Analiza la usabilidad de tu sitio web mediante los 10 principios heurísticos de usabilidad propuestos por Jacob Nielsen y las reglas básicas de usabilidad: (0,6 puntos). i. Razona cada uno de ellos y adjunta una captura de pantalla que acompañe a su justificación. ii. Si hay algún principio que no se cumpla, indica cómo harías para cumplirlo.</text:p>
      <text:p text:style-name="P28">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 i. Textos. ii. Formularios. iii. Imágenes. iv. Espaciado de los elementos. v. En la navegación (obvia la prueba de usuario). vi. En los vínculos o enlaces. e) Una vez completado el apartado anterior, comprueba la usabilidad de los diferentes subapartados anteriores con dos navegadores web diferentes y dos tamaños de pantalla diferentes (desktop y móvil). Adjunta capturas de pantalla y razona (0,1 puntos). 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2:07:31.581096397</meta:creation-date>
    <dc:date>2024-02-21T20:11:05.208000000</dc:date>
    <meta:editing-duration>PT4H49M40S</meta:editing-duration>
    <meta:editing-cycles>27</meta:editing-cycles>
    <meta:generator>LibreOffice/7.6.4.1$Windows_X86_64 LibreOffice_project/e19e193f88cd6c0525a17fb7a176ed8e6a3e2aa1</meta:generator>
    <meta:document-statistic meta:table-count="0" meta:image-count="0" meta:object-count="0" meta:page-count="5" meta:paragraph-count="126" meta:word-count="2482" meta:character-count="15018" meta:non-whitespace-character-count="12633"/>
  </office:meta>
</office:document-meta>
</file>